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/2018<text:bookmark-end text:name="Text14"/></text:p>
            <text:p text:style-name="Normální">KVOP-2618/2018<text:bookmark-end text:name="Text2"/></text:p>
            <text:p text:style-name="Normální"><text:bookmark-start text:name="Text6"/>17. 0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/text:p>
            <text:p text:style-name="Normální">Mgr. M. K.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magistro,</text:p>
      <text:p text:style-name="Základnítext">dne 15. ledna 2018 byla do Kanceláře veřejného ochránce práv doručena Vaše žádost podle zákona č. 106/1999 Sb., o svobodném přístupu k informacím, ve znění pozdějších předpisů, kterou žádáte o informace:</text:p>
      <text:list text:style-name="LFO4" text:continue-numbering="true">
        <text:list-item>
          <text:p text:style-name="P17">Využil veřejný ochránce práv svou aktivní žalobní legitimaci podle § 66 odst. 3 s. ř. s. také v jiných případech než v případě výstavby fotovoltaické elektrárny na území obce Moldava?</text:p>
        </text:list-item>
        <text:list-item>
          <text:p text:style-name="P18">Kolika podněty k podání žaloby ve veřejném zájmu podle § 66 odst. 3 s. ř. s. se veřejný ochránce práv ročně zabývá a odkud tyto podněty získává?</text:p>
        </text:list-item>
      </text:list>
      <text:p text:style-name="Základnítext">Ve smyslu zákona o svobodném přístupu k informacím,<text:s/><text:span text:style-name="Silné">se poskytují níže uvedené informace</text:span>:</text:p>
      <text:p text:style-name="Základnítext">K bodu č. 1</text:p>
      <text:p text:style-name="Základnítext">V jiném, než ve Vámi zmíněném případě veřejný ochránce práv svého zvláštního oprávnění k podání žaloby ve veřejném zájmu nevyužil.<text:s/></text:p>
      <text:p text:style-name="Základnítext">K bodu č. 2</text:p>
      <text:p text:style-name="Základnítext">Kancelář veřejného ochránce práv neeviduje počet podnětů k podání žaloby za uplynulé období. Odhaduji, že jde o jednotky podnětů ročně, které přichází<text:s/>od jednotlivých stěžovatelů, kteří<text:s/>se na ochránce obrací.<text:s/></text:p>
      <text:p text:style-name="P19"/>
      <text:p text:style-name="podpis">Mgr. Petra Zdražilová</text:p>
      <text:p text:style-name="podpis">ředitelka právní sekce</text:p>
      <text:p text:style-name="Normální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="Wingdings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7LVL2" style:family="text">
      <style:text-properties style:font-name-complex="Times New Roman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bullet text:level="1" text:style-name="WW_CharLFO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text:style-name="WW_CharLFO7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color="#808080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fo:color="#808080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7YUC*</text:span>*KVOPX0087YUC*</text:p>
        <text:p text:style-name="P12"><text:span text:style-name="T13">KVOPX0087YUC</text:span>KVOPX0087YUC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2-12T10:05:00Z</meta:creation-date>
    <dc:date>2018-02-12T10:05:00Z</dc:date>
    <meta:print-date>2016-06-27T08:08:00Z</meta:print-date>
    <meta:template xlink:href="KVOP_dopis%20vedoucího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1" meta:paragraph-count="2" meta:word-count="181" meta:character-count="1251" meta:row-count="8" meta:non-whitespace-character-count="1072"/>
  </office:meta>
</office:document-meta>
</file>